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jelentés - Magyar OpenOffice.org Premium 2.0.3 változat</text:p>
      <text:p text:style-name="Standard"><text:line-break/>Bejelentés<text:line-break/><text:line-break/><text:line-break/>Magyar OpenOffice.org Premium 2.0.3 változat<text:line-break/><text:line-break/>A magyar OpenOffice.org Premium 2.0.3 változata FSF.hu változatának különleges, kibővített kiadása. Ez a kiadás megegyezik a magyar OpenOffice.org 2.0.3 irodai programcsomaggal, de a hozzácsomagolt kiegészítők tekintetében jelentősen felülmúlja azt.<text:line-break/>A magyar OpenOffice.org Premium 2.0.3 változata az alábbi kiegészítőket tartalmazza:<text:line-break/>Több mint 2800 elemből álló képtár</text:p>
      <text:p text:style-name="Standard">Több mint 60 magyar nyelvű sablon, változatos témákban, s ennél bővebb külföldi nyelvű sablontár</text:p>
      <text:p text:style-name="Standard">Több mint 90 Impress bemutatóháttér</text:p>
      <text:p text:style-name="Standard">További magyar nyelvű kézikönyv, amely a elérhető a Súgó menüből is</text:p>
      <text:p text:style-name="Standard">További szótárak számos külföldi nyelvhez</text:p>
      <text:p text:style-name="Standard">Premium csomagokra bontva a Linux telepítőnél</text:p>
      <text:p text:style-name="Standard">Az OpenOffice.org Premium alapját adó OpenOffice.org egy széles körben elterjedt, nyílt forráskódú irodai programcsomag, amely kiválóan alkalmas szövegszerkesztési, táblázatkezelési, bemutatókészítési, adatbázis-kezelési és rajzolási feladatok megvalósítására. A programcsomag a kor igényeinek megfelelő eszköz, amelynek működése nagymértékben hasonlít a kereskedelmi forgalomban lévő hasonló célú programcsomagokhoz. De azokkal ellentétben, az OpenOffice.org teljesen ingyenes és szabadon használható tetszőleges számú számítógépen, bármilyen célra, magánszemélyek és vállalkozások esetében egyaránt. <text:line-break/><text:line-break/>Ezek a kiegészítők eddig is letölthetőek voltak a <text:line-break/><text:a xlink:type="simple" xlink:href="http://hu.openoffice.org/">http://hu.openoffice.org/</text:a> valamint a <text:a xlink:type="simple" xlink:href="http://www.openoffice.org/">http://www.openoffice.org/</text:a> <text:line-break/>közösségi honlapokról.<text:line-break/><text:line-break/>OpenOffice.org Premium 2.0.3 FSF.hu buildek letöltése: <text:line-break/><text:a xlink:type="simple" xlink:href="http://www.sf.net/projects/ooop/">http://www.sf.net/projects/ooop/</text:a></text:p>
      <text:p text:style-name="Standard"><text:a xlink:type="simple" xlink:href="http://sourceforge.net/project/showfiles.php?group_id=170021">http://sourceforge.net/project/showfiles.php?group_id=170021</text:a></text:p>
      <text:p text:style-name="Standard"><text:line-break/>Az OpenOffice.org 2.0.3 - Angol kiadási jegyzete: <text:line-break/><text:a xlink:type="simple" xlink:href="http://development.openoffice.org/releases/2.0.3.html">http://development.openoffice.org/releases/2.0.3.html</text:a><text:line-break/><text:line-break/><text:line-break/>A bejelentésről részletesen a mellékelt dokumentumból olvashat. <text:line-break/><text:line-break/>További marketinganyagokat a <text:line-break/><text:a xlink:type="simple" xlink:href="http://hu.openoffice.org/servlets/ProjectDocumentList?folderID=525">http://hu.openoffice.org/servlets/ProjectDocumentList?folderID=525</text:a> <text:line-break/>oldalon találhat. <text:line-break/><text:line-break/><text:line-break/>A bejelentéssel vagy a termékkel kapcsolatban megjelenő hírekről, cikkekről - lehetőség szerint - tájékoztatást kérünk. <text:line-break/><text:line-break/>Kérdéseikre örömmel válaszolok én vagy kollégám: Tímár András, továbbá kérdéseiket feltehetik a bejelentésben ismertetett levelezőlistákon is. </text:p>
      <text:p text:style-name="Standard"/>
      <text:p text:style-name="Standard">Köszönettel:</text:p>
      <text:p text:style-name="Standard">Szalai Kálmá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3-18T18:06:43</meta:creation-date>
    <dc:date>2006-08-24T14:36:09</dc:date>
    <dc:language>hu-HU</dc:language>
    <meta:editing-cycles>13</meta:editing-cycles>
    <meta:editing-duration>PT2H18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256" meta:character-count="2245"/>
  </office:meta>
</office:document-meta>
</file>